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9.66cm"/>
      <style:paragraph-properties style:writing-mode="lr-tb"/>
    </style:style>
    <style:style style:name="gr10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style:paragraph-properties fo:text-align="center" style:writing-mode="lr-tb">
        <style:tab-stops/>
      </style:paragraph-properties>
    </style:style>
    <style:style style:name="P9" style:family="paragraph">
      <loext:graphic-properties draw:fill="solid" draw:fill-color="#27b376"/>
      <style:paragraph-properties fo:text-align="center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bf212f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8pt" style:font-weight-asian="normal" style:font-size-complex="18pt"/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fo:color="#bf212f" loext:opacity="100%"/>
    </style:style>
    <style:style style:name="T5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Upload the dataset to a public 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Write extensive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Force consumer</text:p>
          <text:p text:style-name="P1">to go through</text:p>
          <text:p text:style-name="P1">convoluted step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Consumer</text:p>
          <text:p text:style-name="P1">struggles</text:p>
          <text:p text:style-name="P1">and asks for hel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Spend human</text:p>
          <text:p text:style-name="P1">resource</text:p>
          <text:p text:style-name="P1">to provide hel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 by the consum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custom-shape draw:style-name="gr9" draw:text-style-name="P9" draw:layer="layout" svg:width="10.16cm" svg:height="3.175cm" svg:x="17.662cm" svg:y="8.254cm">
          <text:p text:style-name="P8">Write and share</text:p>
          <text:p text:style-name="P8">a schema for the datas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2.588cm" svg:y1="0.952cm" svg:x2="22.588cm" svg:y2="8.254cm">
          <text:p/>
        </draw:line>
        <draw:line draw:style-name="gr10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Does it work for</text:p>
          <text:p text:style-name="P1">the consumer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Exhausted</text:p>
          <text:p text:style-name="P1">consumer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5cm" svg:height="1.673cm" svg:x="9.345cm" svg:y="12.932cm">
          <draw:text-box>
            <text:p><text:span text:style-name="T3">Yes</text:span></text:p>
            <text:p><text:span text:style-name="T3">‍😫</text:span></text:p>
          </draw:text-box>
        </draw:frame>
        <draw:line draw:style-name="gr2" draw:text-style-name="P3" draw:layer="layout" svg:x1="4.127cm" svg:y1="13.652cm" svg:x2="1.905cm" svg:y2="13.652cm">
          <text:p/>
        </draw:line>
        <draw:frame draw:style-name="gr12" draw:text-style-name="P11" draw:layer="layout" svg:width="1.311cm" svg:height="1.673cm" svg:x="2.181cm" svg:y="12.932cm">
          <draw:text-box>
            <text:p><text:span text:style-name="T4">No</text:span></text:p>
            <text:p><text:span text:style-name="T4">😞</text:span></text:p>
          </draw:text-box>
        </draw:frame>
        <draw:frame draw:style-name="gr13" draw:text-style-name="P12" draw:layer="layout" svg:width="3.81cm" svg:height="2.384cm" svg:x="-0.208cm" svg:y="12.856cm">
          <draw:text-box>
            <text:p><text:span text:style-name="T5">Consumer</text:span></text:p>
            <text:p><text:span text:style-name="T5">gives up</text:span></text:p>
          </draw:text-box>
        </draw:frame>
        <draw:frame draw:style-name="gr14" draw:text-style-name="P10" draw:layer="layout" svg:width="4.313cm" svg:height="1.673cm" svg:x="23.577cm" svg:y="6.658cm">
          <draw:text-box>
            <text:p><text:span text:style-name="T3">With Nouris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13T13:51:24.709791867</meta:creation-date>
    <dc:date>2021-03-01T21:41:01.057938434</dc:date>
    <meta:editing-duration>PT5H44M28S</meta:editing-duration>
    <meta:editing-cycles>135</meta:editing-cycles>
    <meta:generator>LibreOffice/7.1.0.3$MacOSX_X86_64 LibreOffice_project/f6099ecf3d29644b5008cc8f48f42f4a40986e4c</meta:generator>
    <meta:document-statistic meta:object-count="25"/>
  </office:meta>
</office:document-meta>
</file>